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officeooo:paragraph-rsid="001e5992" style:font-size-asian="16pt" style:font-size-complex="16pt"/>
    </style:style>
    <style:style style:name="P2" style:family="paragraph" style:parent-style-name="Standard">
      <style:text-properties officeooo:paragraph-rsid="00217639"/>
    </style:style>
    <style:style style:name="P3" style:family="paragraph" style:parent-style-name="Standard">
      <style:text-properties fo:color="#000000" loext:opacity="100%" fo:font-size="18pt" officeooo:paragraph-rsid="001e5992" style:font-size-asian="18pt" style:font-size-complex="18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1e5992"/>
    </style:style>
    <style:style style:name="P6" style:family="paragraph" style:parent-style-name="Standard">
      <style:text-properties officeooo:paragraph-rsid="001e5992"/>
    </style:style>
    <style:style style:name="P7" style:family="paragraph" style:parent-style-name="Standard" style:list-style-name="L1">
      <style:text-properties officeooo:rsid="001e5992" officeooo:paragraph-rsid="001e5992"/>
    </style:style>
    <style:style style:name="P8" style:family="paragraph" style:parent-style-name="Standard">
      <style:text-properties officeooo:paragraph-rsid="0018f64e"/>
    </style:style>
    <style:style style:name="T1" style:family="text">
      <style:text-properties officeooo:rsid="0017d75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0000" loext:opacity="100%" fo:font-size="16pt" style:font-size-asian="16pt" style:font-size-complex="16pt"/>
    </style:style>
    <style:style style:name="T4" style:family="text">
      <style:text-properties fo:color="#ff0000" loext:opacity="100%" fo:font-size="16pt" officeooo:rsid="001b28d7" style:font-size-asian="16pt" style:font-size-complex="16pt"/>
    </style:style>
    <style:style style:name="T5" style:family="text">
      <style:text-properties fo:color="#000000" loext:opacity="100%" fo:font-size="16pt" style:font-size-asian="16pt" style:font-size-complex="16pt"/>
    </style:style>
    <style:style style:name="T6" style:family="text">
      <style:text-properties officeooo:rsid="001e5992"/>
    </style:style>
    <style:style style:name="T7" style:family="text">
      <style:text-properties officeooo:rsid="002011ef"/>
    </style:style>
    <style:style style:name="T8" style:family="text">
      <style:text-properties officeooo:rsid="00217639"/>
    </style:style>
    <style:style style:name="T9" style:family="text">
      <style:text-properties officeooo:rsid="001b28d7"/>
    </style:style>
    <style:style style:name="T10" style:family="text">
      <style:text-properties fo:color="#ff0000" loext:opacity="100%" officeooo:rsid="001b28d7"/>
    </style:style>
    <style:style style:name="T11" style:family="text">
      <style:text-properties fo:color="#ff0000" loext:opacity="100%"/>
    </style:style>
    <style:style style:name="T12" style:family="text">
      <style:text-properties fo:color="#158466" loext:opacity="100%"/>
    </style:style>
    <style:style style:name="T13" style:family="text">
      <style:text-properties officeooo:rsid="0018f64e"/>
    </style:style>
    <style:style style:name="T14" style:family="text">
      <style:text-properties fo:color="#2a6099" loext:opacity="100%" officeooo:rsid="0018f64e"/>
    </style:style>
    <style:style style:name="T15" style:family="text">
      <style:text-properties fo:color="#2a6099" loext:opacity="100%"/>
    </style:style>
    <style:style style:name="T16" style:family="text">
      <style:text-properties fo:color="#ff4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</text:span>our mettre une vidéo sur le site </text:h>
      <text:p text:style-name="P1"/>
      <text:p text:style-name="P2"><text:span text:style-name="T2">(</text:span><text:span text:style-name="T3">l</text:span><text:span text:style-name="T4">e</text:span><text:span text:style-name="T3"> lien doit être en "https://www.youtube.com/embed/"</text:span><text:span text:style-name="T2"> </text:span><text:span text:style-name="T3">donc copier un lien dans l'url ne </text:span><text:span text:style-name="T3">fonctionnera pas</text:span><text:span text:style-name="T5">) :</text:span></text:p>
      <text:p text:style-name="P3"/>
      <text:list text:style-name="L1">
        <text:list-item>
          <text:p text:style-name="P4"><text:span text:style-name="T6">A</text:span>lle<text:span text:style-name="T6">r</text:span> sur YouTube</text:p>
        </text:list-item>
        <text:list-item>
          <text:p text:style-name="P5"><text:span text:style-name="T7">Aller</text:span> sur la vidéo <text:span text:style-name="T7">choisi</text:span><text:span text:style-name="T8">e</text:span></text:p>
        </text:list-item>
        <text:list-item>
          <text:p text:style-name="P5"><text:span text:style-name="T6">C</text:span>liquer sur le bouton partag<text:span text:style-name="T6">er</text:span> (<text:span text:style-name="T9">à</text:span> côté des likes)</text:p>
        </text:list-item>
        <text:list-item>
          <text:p text:style-name="P5"><text:span text:style-name="T6">C</text:span>liquer sur "Intégrer"</text:p>
        </text:list-item>
        <text:list-item>
          <text:p text:style-name="P5"><text:span text:style-name="T6">C</text:span>opier le lien YouTube de : «https» jusqu'<text:span text:style-name="T6">à</text:span> <text:s/>«?» (<text:span text:style-name="T10">ne</text:span><text:span text:style-name="T11"> pas prendre </text:span><text:span text:style-name="T10">le «?»</text:span>)</text:p>
        </text:list-item>
      </text:list>
      <text:p text:style-name="P6"/>
      <text:p text:style-name="P6"/>
      <text:p text:style-name="P6"><text:span text:style-name="T6">E</text:span>xemple après l'étape 4, on obtient ceci </text:p>
      <text:p text:style-name="P6"/>
      <text:p text:style-name="P6">&lt;iframe width="560" height="315" src="<text:span text:style-name="T12">https://www.youtube.com/embed/NVVrL9h5RHc</text:span>?si=lTxF-VkHTh4VQ-2H" title="YouTube video player" frameborder="0" allow="accelerometer; autoplay; clipboard-write; encrypted-media; gyroscope; picture-in-picture; web-share" referrerpolicy="strict-origin-when-cross-origin" allowfullscreen&gt;&lt;/iframe&gt;</text:p>
      <text:p text:style-name="P6"/>
      <text:p text:style-name="P6"/>
      <text:p text:style-name="P6"><text:span text:style-name="T6">I</text:span>l faut donc copier : "<text:span text:style-name="T12">https://www.youtube.com/embed/NVVrL9h5RHc</text:span>"</text:p>
      <text:p text:style-name="P6"/>
      <text:p text:style-name="P6"/>
      <text:list text:continue-numbering="true" text:style-name="L1">
        <text:list-item>
          <text:p text:style-name="P7">Aller dans le fichier "index.php" <text:span text:style-name="T13">trouver <text:s/>« </text:span><text:span text:style-name="T14">iframe</text:span><text:span text:style-name="T13"> »</text:span></text:p>
        </text:list-item>
        <text:list-item>
          <text:p text:style-name="P7">Remplacer le lien par celui choisi (! laisser la partie après le "?" le "?" y compris)</text:p>
        </text:list-item>
      </text:list>
      <text:p text:style-name="Standard"/>
      <text:p text:style-name="Standard"/>
      <text:p text:style-name="Standard"><text:span text:style-name="T6">E</text:span>xemple :</text:p>
      <text:p text:style-name="Standard"/>
      <text:p text:style-name="Standard"/>
      <text:p text:style-name="Standard">&lt;<text:span text:style-name="T15">iframe</text:span> src="<text:span text:style-name="T16">https://www.youtube.com/embed/AcCyxakOg5k</text:span>?autoplay=1&amp;mute=1&amp;controls=0&amp;showinfo=0&amp;modestbranding=1&amp;rel=0" </text:p>
      <text:p text:style-name="Standard"><text:tab/>allow="autoplay; encrypted-media" allowfullscreen frameborder="0"&gt;</text:p>
      <text:p text:style-name="Standard">&lt;/<text:span text:style-name="T15">iframe</text:span>&gt;</text:p>
      <text:p text:style-name="Standard"/>
      <text:p text:style-name="Standard"/>
      <text:p text:style-name="P8"><text:span text:style-name="T6">I</text:span>l faut donc remplacer "<text:span text:style-name="T16">https://www.youtube.com/embed/AcCyxakOg5k</text:span>" par le lien de la vidéo choisi</text:p>
      <text:p text:style-name="Standard"/>
      <text:p text:style-name="Standard"><text:span text:style-name="T6">R</text:span>ésultat :</text:p>
      <text:p text:style-name="Standard"/>
      <text:p text:style-name="Standard">&lt;iframe src="<text:span text:style-name="T12">https://www.youtube.com/embed/NVVrL9h5RHc</text:span>?autoplay=1&amp;mute=1&amp;controls=0&amp;showinfo=0&amp;modestbranding=1&amp;rel=0" </text:p>
      <text:p text:style-name="Standard"><text:tab/>allow="autoplay; encrypted-media" allowfullscreen frameborder="0"&gt;</text:p>
      <text:p text:style-name="Standard">&lt;/iframe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11:04:15.143000000</meta:creation-date>
    <dc:date>2025-06-26T15:28:05.845709700</dc:date>
    <meta:editing-duration>PT28M35S</meta:editing-duration>
    <meta:editing-cycles>8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21" meta:word-count="151" meta:character-count="1423" meta:non-whitespace-character-count="1293"/>
  </office:meta>
</office:document-meta>
</file>